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80e2" officeooo:paragraph-rsid="000c80e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80e2" officeooo:paragraph-rsid="000c80e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c80e2" officeooo:paragraph-rsid="000c80e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d332" officeooo:paragraph-rsid="000dd33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14a2" officeooo:paragraph-rsid="000e14a2" style:font-size-asian="12.25pt" style:font-weight-asian="normal" style:font-size-complex="14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223cm" fo:min-width="4.1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275cm" fo:min-width="4.2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224cm" fo:min-width="4.4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ANI Nadir<text:tab/><text:tab/><text:tab/><text:tab/><text:tab/><text:tab/><text:tab/><text:tab/><text:tab/>FIPA 2023 SE</text:p>
      <text:p text:style-name="P1"/>
      <text:p text:style-name="P1"/>
      <text:p text:style-name="P2">Simulateur de jeu d’instruction</text:p>
      <text:p text:style-name="P3"/>
      <text:p text:style-name="P4">Dans la cadre de notre formation d’ingénieur, nous avons été amené à programmer un simulateur de jeu d’instruction. Ce simulateur a été programmé dans entièreté en Python.</text:p>
      <text:p text:style-name="P4"/>
      <text:p text:style-name="P4">Le simulateur fonctionne de la manière suivante :</text:p>
      <text:p text:style-name="P4"><draw:custom-shape text:anchor-type="paragraph" draw:z-index="0" draw:name="Forme 1" draw:style-name="gr3" draw:text-style-name="P6" svg:width="4.234cm" svg:height="2.276cm" svg:x="6.86cm" svg:y="0.55cm"><text:p text:style-name="P6">Fichier Assembleur</text:p><draw:enhanced-geometry svg:viewBox="0 0 21600 21600" draw:type="rectangle" draw:enhanced-path="M 0 0 L 21600 0 21600 21600 0 21600 0 0 Z N"/></draw:custom-shape></text:p>
      <text:p text:style-name="P4"><draw:custom-shape text:anchor-type="paragraph" draw:z-index="1" draw:name="Forme 2" draw:style-name="gr2" draw:text-style-name="P6" svg:width="4.102cm" svg:height="2.223cm" svg:x="6.913cm" svg:y="6.438cm"><text:p text:style-name="P6">Fichier Binaire</text:p><draw:enhanced-geometry svg:viewBox="0 0 21600 21600" draw:type="rectangle" draw:enhanced-path="M 0 0 L 21600 0 21600 21600 0 21600 0 0 Z N"/></draw:custom-shape><draw:custom-shape text:anchor-type="paragraph" draw:z-index="2" draw:name="Forme 4" draw:style-name="gr4" draw:text-style-name="P7" svg:width="4.474cm" svg:height="2.225cm" svg:x="6.939cm" svg:y="13.476cm"><text:p text:style-name="P7"><text:span text:style-name="T1">Renvoie l’état des </text:span><text:span text:style-name="T1">registre </text:span></text:p><text:p text:style-name="P7"><text:span text:style-name="T1">et de la mémoire de </text:span><text:span text:style-name="T1">donnée</text:span></text:p><draw:enhanced-geometry svg:viewBox="0 0 21600 21600" draw:type="rectangle" draw:enhanced-path="M 0 0 L 21600 0 21600 21600 0 21600 0 0 Z N"/></draw:custom-shape><draw:custom-shape text:anchor-type="paragraph" draw:z-index="3" draw:name="Forme 5" draw:style-name="gr3" draw:text-style-name="P6" svg:width="4.234cm" svg:height="2.276cm" svg:x="6.913cm" svg:y="3.143cm"><text:p text:style-name="P6">Logiciel d’assemblage</text:p><draw:enhanced-geometry svg:viewBox="0 0 21600 21600" draw:type="rectangle" draw:enhanced-path="M 0 0 L 21600 0 21600 21600 0 21600 0 0 Z N"/></draw:custom-shape><draw:line text:anchor-type="paragraph" draw:z-index="4" draw:name="Ligne verticale 1" draw:style-name="gr1" draw:text-style-name="P6" svg:x1="9.003cm" svg:y1="2.258cm" svg:x2="9.003cm" svg:y2="3.143cm"><text:p/></draw:line><draw:line text:anchor-type="paragraph" draw:z-index="5" draw:name="Ligne verticale 2" draw:style-name="gr1" draw:text-style-name="P6" svg:x1="9.056cm" svg:y1="5.419cm" svg:x2="9.056cm" svg:y2="6.439cm"><text:p/></draw:line><draw:line text:anchor-type="paragraph" draw:z-index="6" draw:name="Ligne 1" draw:style-name="gr1" draw:text-style-name="P6" svg:x1="9.029cm" svg:y1="8.661cm" svg:x2="9.029cm" svg:y2="9.772cm"><text:p/></draw:line><draw:custom-shape text:anchor-type="paragraph" draw:z-index="7" draw:name="Forme 6" draw:style-name="gr2" draw:text-style-name="P6" svg:width="4.102cm" svg:height="2.223cm" svg:x="6.966cm" svg:y="9.798cm"><text:p text:style-name="P6">Machine Virtuelle</text:p><draw:enhanced-geometry svg:viewBox="0 0 21600 21600" draw:type="rectangle" draw:enhanced-path="M 0 0 L 21600 0 21600 21600 0 21600 0 0 Z N"/></draw:custom-shape><draw:line text:anchor-type="paragraph" draw:z-index="8" draw:name="Ligne 2" draw:style-name="gr1" draw:text-style-name="P6" svg:x1="9.003cm" svg:y1="12.021cm" svg:x2="9.029cm" svg:y2="13.476cm"><text:p/></draw:lin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ur pouvoir utiliser le simulateur de jeu d’instruction, veuillez suivre les étapes suivantes :</text:p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0:36:52.764280598</meta:creation-date>
    <dc:date>2022-03-26T10:58:37.529477134</dc:date>
    <meta:editing-duration>PT11M24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2" meta:paragraph-count="6" meta:word-count="58" meta:character-count="380" meta:non-whitespace-character-count="318"/>
  </office:meta>
</office:document-meta>
</file>